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5　複雑な計算グラフ（理論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1　逆伝播の正しい順番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2　現状のDeZero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3　関数の優先度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6　複雑な計算グラフ（実装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1　世代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2　世代順に取り出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4">
          <table:table-cell office:value-type="string" calcext:value-type="string">
            <text:p><text:s text:c="8"/>16.4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 text:c="4"/>ステップ23　パッケージとしてまと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1　ファイル構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2　コアクラスへの移し替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3　演算子のオーバーロー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4　実際の__init__.pyファイ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5　dezeroのインポー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number-columns-repeated="2"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/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/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00/00/00</text:date>, <text:time style:data-style-name="N2" text:time-value="16:25:12.302270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0T17:21:53.373450030</dc:date>
    <meta:editing-duration>P2DT5H44M10S</meta:editing-duration>
    <meta:editing-cycles>26</meta:editing-cycles>
    <meta:document-statistic meta:table-count="6" meta:cell-count="358" meta:object-count="0"/>
    <meta:user-defined meta:name=""/>
  </office:meta>
</office:document-meta>
</file>